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IDEL ALBERTO IRURI ROB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IRURI ROBLES, FIDEL AL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ISPE GAMARRA, ANDRES WILIA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6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3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41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9T13:29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